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B635D215A2BBA1C9.png" manifest:media-type="image/png"/>
  <manifest:file-entry manifest:full-path="Pictures/10000000000004BF00000315946250C44B18FC79.png" manifest:media-type="image/png"/>
  <manifest:file-entry manifest:full-path="Pictures/1000000000000500000003060F8E060B2FC4A85B.png" manifest:media-type="image/png"/>
  <manifest:file-entry manifest:full-path="Pictures/10000000000004460000026ACA972AC1B53B3B62.png" manifest:media-type="image/png"/>
  <manifest:file-entry manifest:full-path="Pictures/1000000000000500000004594F283167E4DF6274.png" manifest:media-type="image/png"/>
  <manifest:file-entry manifest:full-path="Pictures/10000000000001450000045244B5DEB3D1E546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9cm, 2.74cm, 4.562cm, 2.972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889cm, 0cm, 2.291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403cm, 0cm, 11.652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6.841cm, 0cm, 0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4.114cm, 2.787cm, 9.21cm, 3.45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.25cm" svg:height="7.658cm" svg:x="13.75cm" svg:y="4.144cm">
          <draw:image xlink:href="Pictures/10000000000001450000045244B5DEB3D1E5464F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7.825cm" svg:x="4.5cm" svg:y="4cm">
          <draw:image xlink:href="Pictures/1000000000000500000004594F283167E4DF6274.png" xlink:type="simple" xlink:show="embed" xlink:actuate="onLoad" draw:mime-type="image/png">
            <text:p/>
          </draw:image>
        </draw:frame>
        <draw:frame draw:style-name="gr2" draw:text-style-name="P2" draw:layer="layout" svg:width="9.706cm" svg:height="3.5cm" svg:x="2.5cm" svg:y="15.5cm">
          <draw:image xlink:href="Pictures/10000000000004460000026ACA972AC1B53B3B62.png" xlink:type="simple" xlink:show="embed" xlink:actuate="onLoad" draw:mime-type="image/png">
            <text:p/>
          </draw:image>
        </draw:frame>
        <draw:frame draw:style-name="gr3" draw:text-style-name="P2" draw:layer="layout" svg:width="9.627cm" svg:height="6.9cm" svg:x="2.551cm" svg:y="19.6cm">
          <draw:image xlink:href="Pictures/1000000000000500000003060F8E060B2FC4A85B.png" xlink:type="simple" xlink:show="embed" xlink:actuate="onLoad" draw:mime-type="image/png">
            <text:p/>
          </draw:image>
        </draw:frame>
        <draw:frame draw:style-name="gr4" draw:text-style-name="P1" draw:layer="layout" svg:width="5.371cm" svg:height="7cm" draw:transform="rotate (-1.57463605114928) translate (19.5cm 15.629cm)">
          <draw:image xlink:href="Pictures/10000000000001450000045244B5DEB3D1E5464F.png" xlink:type="simple" xlink:show="embed" xlink:actuate="onLoad" draw:mime-type="image/png">
            <text:p/>
          </draw:image>
        </draw:frame>
        <draw:frame draw:style-name="gr5" draw:text-style-name="P1" draw:layer="layout" svg:width="3.969cm" svg:height="5.733cm" draw:transform="skewX (0.000349065850398866) rotate (-1.57777764380287) translate (18.5cm 21.292cm)">
          <draw:image xlink:href="Pictures/10000000000001450000045244B5DEB3D1E5464F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48cm" svg:height="12cm" svg:x="1.3cm" svg:y="3.5cm">
          <draw:image xlink:href="Pictures/10000000000004BF00000315946250C44B18FC79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6" draw:text-style-name="P1" draw:layer="layout" svg:width="4.111cm" svg:height="3.249cm" svg:x="3cm" svg:y="4.251cm">
          <draw:image xlink:href="Pictures/10000000000003C000000500B635D215A2BBA1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15:53:13.441102236</meta:creation-date>
    <dc:date>2023-10-24T17:42:42.684377088</dc:date>
    <meta:editing-duration>P19DT52M28S</meta:editing-duration>
    <meta:editing-cycles>2</meta:editing-cycles>
    <meta:generator>LibreOffice/7.3.7.2$Linux_X86_64 LibreOffice_project/30$Build-2</meta:generator>
    <meta:document-statistic meta:object-count="8"/>
  </office:meta>
</office:document-meta>
</file>